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98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5.9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041cm"/>
    </style:style>
    <style:style style:name="co11" style:family="table-column">
      <style:table-column-properties fo:break-before="auto" style:column-width="5.928cm"/>
    </style:style>
    <style:style style:name="co12" style:family="table-column">
      <style:table-column-properties fo:break-before="auto" style:column-width="0.453cm"/>
    </style:style>
    <style:style style:name="co13" style:family="table-column">
      <style:table-column-properties fo:break-before="auto" style:column-width="0.446cm"/>
    </style:style>
    <style:style style:name="co14" style:family="table-column">
      <style:table-column-properties fo:break-before="auto" style:column-width="8.3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26" style:family="table-cell" style:parent-style-name="Default" style:data-style-name="N0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#REF!=[.E$1])" style:apply-style-name="Blocked" style:base-cell-address="Class.E2"/>
      <style:map style:condition="is-true-formula(ISBLANK(#REF!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#REF!=[.E$1])" style:apply-style-name="Blocked" style:base-cell-address="Class.E2"/>
      <style:map style:condition="is-true-formula(ISBLANK(#REF!))" style:apply-style-name="Blocked" style:base-cell-address="Class.E2"/>
      <style:map style:condition="is-true-formula(NOT(ISTEXT([.E$1])))" style:apply-style-name="Blocked" style:base-cell-address="Class.E2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3]=[.F$1])" style:apply-style-name="Blocked" style:base-cell-address="Class.F3"/>
      <style:map style:condition="is-true-formula(ISBLANK([.$A3]))" style:apply-style-name="Blocked" style:base-cell-address="Class.F3"/>
      <style:map style:condition="is-true-formula(NOT(ISTEXT([.F$1])))" style:apply-style-name="Blocked" style:base-cell-address="Class.F3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4]=[.G$1])" style:apply-style-name="Blocked" style:base-cell-address="Class.G4"/>
      <style:map style:condition="is-true-formula(ISBLANK([.$A4]))" style:apply-style-name="Blocked" style:base-cell-address="Class.G4"/>
      <style:map style:condition="is-true-formula(NOT(ISTEXT([.G$1])))" style:apply-style-name="Blocked" style:base-cell-address="Class.G4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cityEHRBas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 office:value-type="string" office:string-value="Entry:MedicationInfo" calcext:value-type="string">
            <text:p>Entry:MedicationInfo</text:p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7"/>
        <table:table-column table:style-name="co8" table:default-cell-style-name="ce27"/>
        <table:table-column table:style-name="co7" table:default-cell-style-name="ce13"/>
        <table:table-column table:style-name="co9" table:default-cell-style-name="ce15"/>
        <table:table-column table:style-name="co9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478])" office:value-type="string" office:string-value="OsteoporosisDrugs" calcext:value-type="string">
            <text:p>OsteoporosisDrugs</text:p>
          </table:table-cell>
          <table:table-cell table:style-name="ce20" office:value-type="string" office:string-value="CancerDrugs" calcext:value-type="string">
            <text:p>CancerDrugs</text:p>
          </table:table-cell>
          <table:table-cell table:style-name="ce20" office:value-type="string" office:string-value="Analgesics" calcext:value-type="string">
            <text:p>Analgesics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OsteoporosisDrugs</text:p>
          </table:table-cell>
          <table:table-cell office:value-type="string" calcext:value-type="string">
            <text:p>Osteoporosis Drugs</text:p>
          </table:table-cell>
          <table:table-cell table:content-validation-name="val5" office:value-type="string" calcext:value-type="string">
            <text:p>Entry:MedicationInfo</text:p>
          </table:table-cell>
          <table:table-cell table:formula="of:=IF( ISBLANK([.$A2]); &quot;&quot;; IF( COUNTBLANK([.$E2:.$SI2]) = COLUMN([.$SI2]) - COLUMN([.$E2]) +1; 0; IF(SUM([.$E2:.$SI2])=0; 3;  IF( SUM(OFFSET([.$E$2:.$E$478];0;ROW()-2))=0;1;2) ) ) )" office:value-type="float" office:value="3" calcext:value-type="float">
            <text:p>3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96"/>
        </table:table-row>
        <table:table-row table:style-name="ro3">
          <table:table-cell office:value-type="string" calcext:value-type="string">
            <text:p>CancerDrugs</text:p>
          </table:table-cell>
          <table:table-cell office:value-type="string" calcext:value-type="string">
            <text:p>Cancer Drugs</text:p>
          </table:table-cell>
          <table:table-cell table:content-validation-name="val5" office:value-type="string" calcext:value-type="string">
            <text:p>Entry:MedicationInfo</text:p>
          </table:table-cell>
          <table:table-cell table:formula="of:=IF( ISBLANK([.$A3]); &quot;&quot;; IF( COUNTBLANK([.$E3:.$SI3]) = COLUMN([.$SI3]) - COLUMN([.$E3]) +1; 0; IF(SUM([.$E3:.$SI3])=0; 3;  IF( SUM(OFFSET([.$E$2:.$E$478];0;ROW()-2))=0;1;2) ) ) 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496"/>
        </table:table-row>
        <table:table-row table:style-name="ro3">
          <table:table-cell table:number-columns-repeated="2" office:value-type="string" calcext:value-type="string">
            <text:p>Analgesics</text:p>
          </table:table-cell>
          <table:table-cell table:content-validation-name="val5" office:value-type="string" calcext:value-type="string">
            <text:p>Entry:MedicationInfo</text:p>
          </table:table-cell>
          <table:table-cell table:formula="of:=IF( ISBLANK([.$A4]); &quot;&quot;; IF( COUNTBLANK([.$E4:.$SI4]) = COLUMN([.$SI4]) - COLUMN([.$E4]) +1; 0; IF(SUM([.$E4:.$SI4])=0; 3;  IF( SUM(OFFSET([.$E$2:.$E$478];0;ROW()-2))=0;1;2) ) ) 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style-name="ce38"/>
          <table:table-cell table:number-columns-repeated="495"/>
        </table:table-row>
        <table:table-row table:style-name="ro1">
          <table:table-cell table:number-columns-repeated="2"/>
          <table:table-cell table:content-validation-name="val5"/>
          <table:table-cell table:style-name="ce26" table:formula="of:=IF( ISBLANK([.$A5]); &quot;&quot;; IF( COUNTBLANK([.$E5:.$SI5]) = COLUMN([.$SI5]) - COLUMN([.$E5]) +1; 0; IF(SUM([.$E5:.$SI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]); &quot;&quot;; IF( COUNTBLANK([.$E6:.$SI6]) = COLUMN([.$SI6]) - COLUMN([.$E6]) +1; 0; IF(SUM([.$E6:.$SI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]); &quot;&quot;; IF( COUNTBLANK([.$E7:.$SI7]) = COLUMN([.$SI7]) - COLUMN([.$E7]) +1; 0; IF(SUM([.$E7:.$SI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]); &quot;&quot;; IF( COUNTBLANK([.$E8:.$SI8]) = COLUMN([.$SI8]) - COLUMN([.$E8]) +1; 0; IF(SUM([.$E8:.$SI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]); &quot;&quot;; IF( COUNTBLANK([.$E9:.$SI9]) = COLUMN([.$SI9]) - COLUMN([.$E9]) +1; 0; IF(SUM([.$E9:.$SI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478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5:Class.SI478 Class.F2:Class.SI2 Class.E3:Class.E3 Class.G3:Class.SI3 Class.E4:Class.F4 Class.H4:Class.SI4">
            <calcext:condition calcext:apply-style-name="Blocked" calcext:value="formula-is(#REF!=[.E$1])" calcext:base-cell-address="Class.E2"/>
            <calcext:condition calcext:apply-style-name="Blocked" calcext:value="formula-is(ISBLANK(#REF!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E2:Class.E2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F3:Class.F3">
            <calcext:condition calcext:apply-style-name="Blocked" calcext:value="formula-is([.$A3]=[.F$1])" calcext:base-cell-address="Class.F3"/>
            <calcext:condition calcext:apply-style-name="Blocked" calcext:value="formula-is(ISBLANK([.$A3]))" calcext:base-cell-address="Class.F3"/>
            <calcext:condition calcext:apply-style-name="Blocked" calcext:value="formula-is(NOT(ISTEXT([.F$1])))" calcext:base-cell-address="Class.F3"/>
          </calcext:conditional-format>
          <calcext:conditional-format calcext:target-range-address="Class.G4:Class.G4">
            <calcext:condition calcext:apply-style-name="Blocked" calcext:value="formula-is([.$A4]=[.G$1])" calcext:base-cell-address="Class.G4"/>
            <calcext:condition calcext:apply-style-name="Blocked" calcext:value="formula-is(ISBLANK([.$A4]))" calcext:base-cell-address="Class.G4"/>
            <calcext:condition calcext:apply-style-name="Blocked" calcext:value="formula-is(NOT(ISTEXT([.G$1])))" calcext:base-cell-address="Class.G4"/>
          </calcext:conditional-format>
        </calcext:conditional-formats>
      </table:table>
      <table:table table:name="Codes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21"/>
        <table:table-column-group>
          <table:table-column table:style-name="co4" table:number-columns-repeated="5" table:default-cell-style-name="ce7"/>
          <table:table-column table:style-name="co12" table:default-cell-style-name="ce21"/>
        </table:table-column-group>
        <table:table-column-group>
          <table:table-column table:style-name="co4" table:number-columns-repeated="5" table:default-cell-style-name="ce7"/>
          <table:table-column table:style-name="co13" table:default-cell-style-name="ce21"/>
        </table:table-column-group>
        <table:table-column table:style-name="co4" table:number-columns-repeated="5" table:default-cell-style-name="ce7"/>
        <table:table-column table:style-name="co13" table:default-cell-style-name="ce21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5">
          <table:table-cell table:formula="of:=IF(ISBLANK([Synonyms.A2]);&quot;&quot;;[Synonyms.A2])" office:value-type="string" office:string-value="" calcext:value-type="error">
            <text:p>#REF!</text:p>
          </table:table-cell>
          <table:table-cell table:formula="of:=IF(ISBLANK([Synonyms.B2]);&quot;&quot;;[Synonyms.B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]);&quot;&quot;;[Synonyms.A3])" office:value-type="string" office:string-value="OsteoporosisDrugs" calcext:value-type="string">
            <text:p>OsteoporosisDrugs</text:p>
          </table:table-cell>
          <table:table-cell table:formula="of:=IF(ISBLANK([Synonyms.B3]);&quot;&quot;;[Synonyms.B3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]);&quot;&quot;;[Synonyms.A4])" office:value-type="string" office:string-value="CancerDrugs" calcext:value-type="string">
            <text:p>CancerDrugs</text:p>
          </table:table-cell>
          <table:table-cell table:formula="of:=IF(ISBLANK([Synonyms.B4]);&quot;&quot;;[Synonyms.B4])" office:value-type="string" office:string-value="Cancer Drugs" calcext:value-type="string">
            <text:p>Cancer Drug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]);&quot;&quot;;[Synonyms.A5])" office:value-type="string" office:string-value="Analgesics" calcext:value-type="string">
            <text:p>Analgesics</text:p>
          </table:table-cell>
          <table:table-cell table:formula="of:=IF(ISBLANK([Synonyms.B5]);&quot;&quot;;[Synonyms.B5])" office:value-type="string" office:string-value="Analgesics" calcext:value-type="string">
            <text:p>Analgesic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]);&quot;&quot;;[Synonyms.A6])" office:value-type="string" office:string-value="" calcext:value-type="error">
            <text:p>#REF!</text:p>
          </table:table-cell>
          <table:table-cell table:formula="of:=IF(ISBLANK([Synonyms.B6]);&quot;&quot;;[Synonyms.B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]);&quot;&quot;;[Synonyms.A7])" office:value-type="string" office:string-value="" calcext:value-type="error">
            <text:p>#REF!</text:p>
          </table:table-cell>
          <table:table-cell table:formula="of:=IF(ISBLANK([Synonyms.B7]);&quot;&quot;;[Synonyms.B7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]);&quot;&quot;;[Synonyms.A8])" office:value-type="string" office:string-value="" calcext:value-type="error">
            <text:p>#REF!</text:p>
          </table:table-cell>
          <table:table-cell table:formula="of:=IF(ISBLANK([Synonyms.B8]);&quot;&quot;;[Synonyms.B8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]);&quot;&quot;;[Synonyms.A9])" office:value-type="string" office:string-value="" calcext:value-type="error">
            <text:p>#REF!</text:p>
          </table:table-cell>
          <table:table-cell table:formula="of:=IF(ISBLANK([Synonyms.B9]);&quot;&quot;;[Synonyms.B9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]);&quot;&quot;;[Synonyms.A10])" office:value-type="string" office:string-value="" calcext:value-type="error">
            <text:p>#REF!</text:p>
          </table:table-cell>
          <table:table-cell table:formula="of:=IF(ISBLANK([Synonyms.B10]);&quot;&quot;;[Synonyms.B10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]);&quot;&quot;;[Synonyms.A11])" office:value-type="string" office:string-value="" calcext:value-type="error">
            <text:p>#REF!</text:p>
          </table:table-cell>
          <table:table-cell table:formula="of:=IF(ISBLANK([Synonyms.B11]);&quot;&quot;;[Synonyms.B11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]);&quot;&quot;;[Synonyms.A12])" office:value-type="string" office:string-value="" calcext:value-type="error">
            <text:p>#REF!</text:p>
          </table:table-cell>
          <table:table-cell table:formula="of:=IF(ISBLANK([Synonyms.B12]);&quot;&quot;;[Synonyms.B1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]);&quot;&quot;;[Synonyms.A13])" office:value-type="string" office:string-value="" calcext:value-type="error">
            <text:p>#REF!</text:p>
          </table:table-cell>
          <table:table-cell table:formula="of:=IF(ISBLANK([Synonyms.B13]);&quot;&quot;;[Synonyms.B13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]);&quot;&quot;;[Synonyms.A14])" office:value-type="string" office:string-value="" calcext:value-type="error">
            <text:p>#REF!</text:p>
          </table:table-cell>
          <table:table-cell table:formula="of:=IF(ISBLANK([Synonyms.B14]);&quot;&quot;;[Synonyms.B14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]);&quot;&quot;;[Synonyms.A15])" office:value-type="string" office:string-value="" calcext:value-type="error">
            <text:p>#REF!</text:p>
          </table:table-cell>
          <table:table-cell table:formula="of:=IF(ISBLANK([Synonyms.B15]);&quot;&quot;;[Synonyms.B15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]);&quot;&quot;;[Synonyms.A16])" office:value-type="string" office:string-value="" calcext:value-type="error">
            <text:p>#REF!</text:p>
          </table:table-cell>
          <table:table-cell table:formula="of:=IF(ISBLANK([Synonyms.B16]);&quot;&quot;;[Synonyms.B1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]);&quot;&quot;;[Synonyms.A17])" office:value-type="string" office:string-value="" calcext:value-type="error">
            <text:p>#REF!</text:p>
          </table:table-cell>
          <table:table-cell table:formula="of:=IF(ISBLANK([Synonyms.B17]);&quot;&quot;;[Synonyms.B17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]);&quot;&quot;;[Synonyms.A18])" office:value-type="string" office:string-value="" calcext:value-type="error">
            <text:p>#REF!</text:p>
          </table:table-cell>
          <table:table-cell table:formula="of:=IF(ISBLANK([Synonyms.B18]);&quot;&quot;;[Synonyms.B18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]);&quot;&quot;;[Synonyms.A19])" office:value-type="string" office:string-value="" calcext:value-type="error">
            <text:p>#REF!</text:p>
          </table:table-cell>
          <table:table-cell table:formula="of:=IF(ISBLANK([Synonyms.B19]);&quot;&quot;;[Synonyms.B19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]);&quot;&quot;;[Synonyms.A20])" office:value-type="string" office:string-value="" calcext:value-type="error">
            <text:p>#REF!</text:p>
          </table:table-cell>
          <table:table-cell table:formula="of:=IF(ISBLANK([Synonyms.B20]);&quot;&quot;;[Synonyms.B20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]);&quot;&quot;;[Synonyms.A21])" office:value-type="string" office:string-value="" calcext:value-type="error">
            <text:p>#REF!</text:p>
          </table:table-cell>
          <table:table-cell table:formula="of:=IF(ISBLANK([Synonyms.B21]);&quot;&quot;;[Synonyms.B21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]);&quot;&quot;;[Synonyms.A22])" office:value-type="string" office:string-value="" calcext:value-type="error">
            <text:p>#REF!</text:p>
          </table:table-cell>
          <table:table-cell table:formula="of:=IF(ISBLANK([Synonyms.B22]);&quot;&quot;;[Synonyms.B2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]);&quot;&quot;;[Synonyms.A23])" office:value-type="string" office:string-value="" calcext:value-type="error">
            <text:p>#REF!</text:p>
          </table:table-cell>
          <table:table-cell table:formula="of:=IF(ISBLANK([Synonyms.B23]);&quot;&quot;;[Synonyms.B23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]);&quot;&quot;;[Synonyms.A24])" office:value-type="string" office:string-value="" calcext:value-type="error">
            <text:p>#REF!</text:p>
          </table:table-cell>
          <table:table-cell table:formula="of:=IF(ISBLANK([Synonyms.B24]);&quot;&quot;;[Synonyms.B24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]);&quot;&quot;;[Synonyms.A25])" office:value-type="string" office:string-value="" calcext:value-type="error">
            <text:p>#REF!</text:p>
          </table:table-cell>
          <table:table-cell table:formula="of:=IF(ISBLANK([Synonyms.B25]);&quot;&quot;;[Synonyms.B25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]);&quot;&quot;;[Synonyms.A26])" office:value-type="string" office:string-value="" calcext:value-type="error">
            <text:p>#REF!</text:p>
          </table:table-cell>
          <table:table-cell table:formula="of:=IF(ISBLANK([Synonyms.B26]);&quot;&quot;;[Synonyms.B2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table:table-column table:style-name="co7" table:number-columns-repeated="2" table:default-cell-style-name="ce6"/>
        <table:table-column table:style-name="co12" table:default-cell-style-name="ce21"/>
        <table:table-column table:style-name="co4" table:number-columns-repeated="23" table:default-cell-style-name="ce7"/>
        <table:table-row table:style-name="ro5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]);&quot;&quot;;[Class.A2])" office:value-type="string" office:string-value="OsteoporosisDrugs" calcext:value-type="string">
            <text:p>OsteoporosisDrugs</text:p>
          </table:table-cell>
          <table:table-cell table:formula="of:=IF(ISBLANK([Class.B2]);&quot;&quot;;[Class.B2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]);&quot;&quot;;[Class.A3])" office:value-type="string" office:string-value="CancerDrugs" calcext:value-type="string">
            <text:p>CancerDrugs</text:p>
          </table:table-cell>
          <table:table-cell table:formula="of:=IF(ISBLANK([Class.B3]);&quot;&quot;;[Class.B3])" office:value-type="string" office:string-value="Cancer Drugs" calcext:value-type="string">
            <text:p>Cancer Drug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]);&quot;&quot;;[Class.A4])" office:value-type="string" office:string-value="Analgesics" calcext:value-type="string">
            <text:p>Analgesics</text:p>
          </table:table-cell>
          <table:table-cell table:formula="of:=IF(ISBLANK([Class.B4]);&quot;&quot;;[Class.B4])" office:value-type="string" office:string-value="Analgesics" calcext:value-type="string">
            <text:p>Analgesic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#REF!);&quot;&quot;;#REF!)" office:value-type="string" office:string-value="" calcext:value-type="error">
            <text:p>#REF!</text:p>
          </table:table-cell>
          <table:table-cell table:formula="of:=IF(ISBLANK(#REF!);&quot;&quot;;#REF!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]);&quot;&quot;;[Class.A5])">
            <text:p/>
          </table:table-cell>
          <table:table-cell table:formula="of:=IF(ISBLANK([Class.B5]);&quot;&quot;;[Class.B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]);&quot;&quot;;[Class.A6])">
            <text:p/>
          </table:table-cell>
          <table:table-cell table:formula="of:=IF(ISBLANK([Class.B6]);&quot;&quot;;[Class.B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]);&quot;&quot;;[Class.A7])">
            <text:p/>
          </table:table-cell>
          <table:table-cell table:formula="of:=IF(ISBLANK([Class.B7]);&quot;&quot;;[Class.B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]);&quot;&quot;;[Class.A8])">
            <text:p/>
          </table:table-cell>
          <table:table-cell table:formula="of:=IF(ISBLANK([Class.B8]);&quot;&quot;;[Class.B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]);&quot;&quot;;[Class.A9])">
            <text:p/>
          </table:table-cell>
          <table:table-cell table:formula="of:=IF(ISBLANK([Class.B9]);&quot;&quot;;[Class.B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]);&quot;&quot;;[Class.A10])">
            <text:p/>
          </table:table-cell>
          <table:table-cell table:formula="of:=IF(ISBLANK([Class.B10]);&quot;&quot;;[Class.B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]);&quot;&quot;;[Class.A11])">
            <text:p/>
          </table:table-cell>
          <table:table-cell table:formula="of:=IF(ISBLANK([Class.B11]);&quot;&quot;;[Class.B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]);&quot;&quot;;[Class.A12])">
            <text:p/>
          </table:table-cell>
          <table:table-cell table:formula="of:=IF(ISBLANK([Class.B12]);&quot;&quot;;[Class.B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]);&quot;&quot;;[Class.A13])">
            <text:p/>
          </table:table-cell>
          <table:table-cell table:formula="of:=IF(ISBLANK([Class.B13]);&quot;&quot;;[Class.B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]);&quot;&quot;;[Class.A14])">
            <text:p/>
          </table:table-cell>
          <table:table-cell table:formula="of:=IF(ISBLANK([Class.B14]);&quot;&quot;;[Class.B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]);&quot;&quot;;[Class.A15])">
            <text:p/>
          </table:table-cell>
          <table:table-cell table:formula="of:=IF(ISBLANK([Class.B15]);&quot;&quot;;[Class.B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]);&quot;&quot;;[Class.A16])">
            <text:p/>
          </table:table-cell>
          <table:table-cell table:formula="of:=IF(ISBLANK([Class.B16]);&quot;&quot;;[Class.B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]);&quot;&quot;;[Class.A17])">
            <text:p/>
          </table:table-cell>
          <table:table-cell table:formula="of:=IF(ISBLANK([Class.B17]);&quot;&quot;;[Class.B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]);&quot;&quot;;[Class.A18])">
            <text:p/>
          </table:table-cell>
          <table:table-cell table:formula="of:=IF(ISBLANK([Class.B18]);&quot;&quot;;[Class.B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]);&quot;&quot;;[Class.A19])">
            <text:p/>
          </table:table-cell>
          <table:table-cell table:formula="of:=IF(ISBLANK([Class.B19]);&quot;&quot;;[Class.B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]);&quot;&quot;;[Class.A20])">
            <text:p/>
          </table:table-cell>
          <table:table-cell table:formula="of:=IF(ISBLANK([Class.B20]);&quot;&quot;;[Class.B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]);&quot;&quot;;[Class.A21])">
            <text:p/>
          </table:table-cell>
          <table:table-cell table:formula="of:=IF(ISBLANK([Class.B21]);&quot;&quot;;[Class.B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]);&quot;&quot;;[Class.A22])">
            <text:p/>
          </table:table-cell>
          <table:table-cell table:formula="of:=IF(ISBLANK([Class.B22]);&quot;&quot;;[Class.B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]);&quot;&quot;;[Class.A23])">
            <text:p/>
          </table:table-cell>
          <table:table-cell table:formula="of:=IF(ISBLANK([Class.B23]);&quot;&quot;;[Class.B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]);&quot;&quot;;[Class.A24])">
            <text:p/>
          </table:table-cell>
          <table:table-cell table:formula="of:=IF(ISBLANK([Class.B24]);&quot;&quot;;[Class.B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]);&quot;&quot;;[Class.A25])">
            <text:p/>
          </table:table-cell>
          <table:table-cell table:formula="of:=IF(ISBLANK([Class.B25]);&quot;&quot;;[Class.B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office:forms form:automatic-focus="false" form:apply-design-mode="false"/>
        <table:table-column table:style-name="co7" table:default-cell-style-name="ce7"/>
        <table:table-column table:style-name="co14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 office:value-type="string" calcext:value-type="string">
            <text:p>MedicationInfo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59P0" style:volatile="true">
      <number:text>£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5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5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number-style style:name="N141P0" style:volatile="true">
      <number:text>£</number:text>
      <number:number number:decimal-places="2" number:min-decimal-places="2" number:min-integer-digits="1" number:grouping="true"/>
    </number:number-style>
    <number:number-style style:name="N141">
      <number:text>-£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54P0" style:volatile="true">
      <number:text>£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£</number:text>
      <number:number number:decimal-places="0" number:min-decimal-places="0" number:min-integer-digits="1" number:grouping="true"/>
    </number:number-style>
    <number:number-style style:name="N127">
      <number:text>-£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15">
      <number:minutes number:style="long"/>
      <number:text>:</number:text>
      <number:seconds number:style="long"/>
    </number:time-style>
    <number:number-style style:name="N117P0" style:volatile="true">
      <number:text>Yes</number:text>
    </number:number-style>
    <number:number-style style:name="N117P1" style:volatile="true">
      <number:text>Yes</number:text>
    </number:number-style>
    <number:number-style style:name="N117">
      <number:text>No</number:text>
      <style:map style:condition="value()&gt;0" style:apply-style-name="N117P0"/>
      <style:map style:condition="value()&lt;0" style:apply-style-name="N117P1"/>
    </number:number-style>
    <number:time-style style:name="N118">
      <number:minutes number:style="long"/>
      <number:text>:</number:text>
      <number:seconds number:style="long" number:decimal-places="1"/>
    </number:time-style>
    <number:currency-style style:name="N13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49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20P0" style:volatile="true">
      <number:text>$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$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Chelsom</meta:initial-creator>
    <meta:creation-date>2011-10-31T18:02:59</meta:creation-date>
    <dc:date>2025-04-18T14:24:50.896601450</dc:date>
    <meta:editing-duration>P6DT14H43M40S</meta:editing-duration>
    <meta:editing-cycles>48</meta:editing-cycles>
    <meta:generator>LibreOffice/7.3.7.2$Linux_X86_64 LibreOffice_project/30$Build-2</meta:generator>
    <meta:document-statistic meta:table-count="6" meta:cell-count="6034" meta:object-count="0"/>
  </office:meta>
</office:document-meta>
</file>